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5547in"/>
    </style:style>
    <style:style style:name="co7" style:family="table-column">
      <style:table-column-properties fo:break-before="auto" style:column-width="0.5673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0.6429in"/>
    </style:style>
    <style:style style:name="co11" style:family="table-column">
      <style:table-column-properties fo:break-before="auto" style:column-width="0.7311in"/>
    </style:style>
    <style:style style:name="co12" style:family="table-column">
      <style:table-column-properties fo:break-before="auto" style:column-width="0.6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9280368998058" calcext:value-type="float">
            <text:p>2.3928</text:p>
          </table:table-cell>
          <table:table-cell office:value-type="float" office:value="2.03352673511897" calcext:value-type="float">
            <text:p>2.03353</text:p>
          </table:table-cell>
          <table:table-cell office:value-type="float" office:value="2.68684376086348" calcext:value-type="float">
            <text:p>2.6868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8005466009841" calcext:value-type="float">
            <text:p>2.38005</text:p>
          </table:table-cell>
          <table:table-cell office:value-type="float" office:value="2.05010536341617" calcext:value-type="float">
            <text:p>2.05011</text:p>
          </table:table-cell>
          <table:table-cell office:value-type="float" office:value="2.71671021951654" calcext:value-type="float">
            <text:p>2.7167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48138758645" calcext:value-type="float">
            <text:p>2.20848</text:p>
          </table:table-cell>
          <table:table-cell office:value-type="float" office:value="2.3676025300786" calcext:value-type="float">
            <text:p>2.3676</text:p>
          </table:table-cell>
          <table:table-cell office:value-type="float" office:value="3.216440084449" calcext:value-type="float">
            <text:p>3.2164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81514203429" calcext:value-type="float">
            <text:p>2.20882</text:p>
          </table:table-cell>
          <table:table-cell office:value-type="float" office:value="2.36443654030405" calcext:value-type="float">
            <text:p>2.36444</text:p>
          </table:table-cell>
          <table:table-cell office:value-type="float" office:value="3.20581816331895" calcext:value-type="float">
            <text:p>3.205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119361784354" calcext:value-type="float">
            <text:p>2.36119</text:p>
          </table:table-cell>
          <table:table-cell office:value-type="float" office:value="2.20907414564125" calcext:value-type="float">
            <text:p>2.20907</text:p>
          </table:table-cell>
          <table:table-cell office:value-type="float" office:value="3.01608687343132" calcext:value-type="float">
            <text:p>3.0160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455744351344" calcext:value-type="float">
            <text:p>2.35456</text:p>
          </table:table-cell>
          <table:table-cell office:value-type="float" office:value="2.20964475153842" calcext:value-type="float">
            <text:p>2.20964</text:p>
          </table:table-cell>
          <table:table-cell office:value-type="float" office:value="3.04829187706237" calcext:value-type="float">
            <text:p>3.0482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423489814245" calcext:value-type="float">
            <text:p>2.32423</text:p>
          </table:table-cell>
          <table:table-cell office:value-type="float" office:value="2.1416922282797" calcext:value-type="float">
            <text:p>2.14169</text:p>
          </table:table-cell>
          <table:table-cell office:value-type="float" office:value="2.9204061008464" calcext:value-type="float">
            <text:p>2.9204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847092307039" calcext:value-type="float">
            <text:p>2.31847</text:p>
          </table:table-cell>
          <table:table-cell office:value-type="float" office:value="2.24605947071068" calcext:value-type="float">
            <text:p>2.24606</text:p>
          </table:table-cell>
          <table:table-cell office:value-type="float" office:value="3.10948319952423" calcext:value-type="float">
            <text:p>3.1094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37363181966" calcext:value-type="float">
            <text:p>2.31737</text:p>
          </table:table-cell>
          <table:table-cell office:value-type="float" office:value="2.24718649731674" calcext:value-type="float">
            <text:p>2.24719</text:p>
          </table:table-cell>
          <table:table-cell office:value-type="float" office:value="3.09401877575294" calcext:value-type="float">
            <text:p>3.0940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93120829323" calcext:value-type="float">
            <text:p>2.21193</text:p>
          </table:table-cell>
          <table:table-cell office:value-type="float" office:value="2.30882565879212" calcext:value-type="float">
            <text:p>2.30883</text:p>
          </table:table-cell>
          <table:table-cell office:value-type="float" office:value="3.02377189671915" calcext:value-type="float">
            <text:p>3.0237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42592789009" calcext:value-type="float">
            <text:p>2.30843</text:p>
          </table:table-cell>
          <table:table-cell office:value-type="float" office:value="2.1560109176018" calcext:value-type="float">
            <text:p>2.15601</text:p>
          </table:table-cell>
          <table:table-cell office:value-type="float" office:value="2.92218086167031" calcext:value-type="float">
            <text:p>2.9221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50979336197" calcext:value-type="float">
            <text:p>2.21351</text:p>
          </table:table-cell>
          <table:table-cell office:value-type="float" office:value="2.30809072906375" calcext:value-type="float">
            <text:p>2.30809</text:p>
          </table:table-cell>
          <table:table-cell office:value-type="float" office:value="3.01626117893505" calcext:value-type="float">
            <text:p>3.016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0088558932935" calcext:value-type="float">
            <text:p>2.30089</text:p>
          </table:table-cell>
          <table:table-cell office:value-type="float" office:value="2.2579538486136" calcext:value-type="float">
            <text:p>2.25795</text:p>
          </table:table-cell>
          <table:table-cell office:value-type="float" office:value="3.29007865459469" calcext:value-type="float">
            <text:p>3.2900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76154731053" calcext:value-type="float">
            <text:p>2.29676</text:p>
          </table:table-cell>
          <table:table-cell office:value-type="float" office:value="2.11114042590615" calcext:value-type="float">
            <text:p>2.11114</text:p>
          </table:table-cell>
          <table:table-cell office:value-type="float" office:value="2.86580849968297" calcext:value-type="float">
            <text:p>2.86581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26675092306" calcext:value-type="float">
            <text:p>2.29327</text:p>
          </table:table-cell>
          <table:table-cell office:value-type="float" office:value="2.12598691330811" calcext:value-type="float">
            <text:p>2.12599</text:p>
          </table:table-cell>
          <table:table-cell office:value-type="float" office:value="2.85445073766899" calcext:value-type="float">
            <text:p>2.85445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930028680134" calcext:value-type="float">
            <text:p>2.2893</text:p>
          </table:table-cell>
          <table:table-cell office:value-type="float" office:value="2.2538449914469" calcext:value-type="float">
            <text:p>2.25384</text:p>
          </table:table-cell>
          <table:table-cell office:value-type="float" office:value="3.29302992100583" calcext:value-type="float">
            <text:p>3.2930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896681797568" calcext:value-type="float">
            <text:p>2.28897</text:p>
          </table:table-cell>
          <table:table-cell office:value-type="float" office:value="2.15553046453704" calcext:value-type="float">
            <text:p>2.15553</text:p>
          </table:table-cell>
          <table:table-cell office:value-type="float" office:value="2.70375865152729" calcext:value-type="float">
            <text:p>2.703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103945477895" calcext:value-type="float">
            <text:p>2.27104</text:p>
          </table:table-cell>
          <table:table-cell office:value-type="float" office:value="2.23489869642552" calcext:value-type="float">
            <text:p>2.2349</text:p>
          </table:table-cell>
          <table:table-cell office:value-type="float" office:value="3.04249825168156" calcext:value-type="float">
            <text:p>3.04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2786190898" calcext:value-type="float">
            <text:p>2.26928</text:p>
          </table:table-cell>
          <table:table-cell office:value-type="float" office:value="2.23831714990895" calcext:value-type="float">
            <text:p>2.23832</text:p>
          </table:table-cell>
          <table:table-cell office:value-type="float" office:value="3.03172437177091" calcext:value-type="float">
            <text:p>3.031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55434796436" calcext:value-type="float">
            <text:p>2.26455</text:p>
          </table:table-cell>
          <table:table-cell office:value-type="float" office:value="2.20756558944632" calcext:value-type="float">
            <text:p>2.20757</text:p>
          </table:table-cell>
          <table:table-cell office:value-type="float" office:value="2.92116443264652" calcext:value-type="float">
            <text:p>2.9211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97875457565" calcext:value-type="float">
            <text:p>2.25979</text:p>
          </table:table-cell>
          <table:table-cell office:value-type="float" office:value="2.15312870590529" calcext:value-type="float">
            <text:p>2.15313</text:p>
          </table:table-cell>
          <table:table-cell office:value-type="float" office:value="2.7052902208603" calcext:value-type="float">
            <text:p>2.705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95542278178" calcext:value-type="float">
            <text:p>2.25296</text:p>
          </table:table-cell>
          <table:table-cell office:value-type="float" office:value="2.20957172681771" calcext:value-type="float">
            <text:p>2.20957</text:p>
          </table:table-cell>
          <table:table-cell office:value-type="float" office:value="2.89441386124339" calcext:value-type="float">
            <text:p>2.894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04640131402" calcext:value-type="float">
            <text:p>2.23305</text:p>
          </table:table-cell>
          <table:table-cell office:value-type="float" office:value="2.22389425541254" calcext:value-type="float">
            <text:p>2.22389</text:p>
          </table:table-cell>
          <table:table-cell office:value-type="float" office:value="2.95246557070643" calcext:value-type="float">
            <text:p>2.95247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84163272457" calcext:value-type="float">
            <text:p>2.23184</text:p>
          </table:table-cell>
          <table:table-cell office:value-type="float" office:value="2.26940489359628" calcext:value-type="float">
            <text:p>2.2694</text:p>
          </table:table-cell>
          <table:table-cell office:value-type="float" office:value="2.95264968784569" calcext:value-type="float">
            <text:p>2.9526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8603379658" calcext:value-type="float">
            <text:p>2.22719</text:p>
          </table:table-cell>
          <table:table-cell office:value-type="float" office:value="2.26909447700908" calcext:value-type="float">
            <text:p>2.26909</text:p>
          </table:table-cell>
          <table:table-cell office:value-type="float" office:value="2.95280871065224" calcext:value-type="float">
            <text:p>2.952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2647001467" calcext:value-type="float">
            <text:p>2.22413</text:p>
          </table:table-cell>
          <table:table-cell office:value-type="float" office:value="2.22683680823463" calcext:value-type="float">
            <text:p>2.22684</text:p>
          </table:table-cell>
          <table:table-cell office:value-type="float" office:value="2.96295673260359" calcext:value-type="float">
            <text:p>2.962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7837082383" calcext:value-type="float">
            <text:p>2.22278</text:p>
          </table:table-cell>
          <table:table-cell office:value-type="float" office:value="2.22163855939269" calcext:value-type="float">
            <text:p>2.22164</text:p>
          </table:table-cell>
          <table:table-cell office:value-type="float" office:value="2.98465910921562" calcext:value-type="float">
            <text:p>2.9846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23837880374" calcext:value-type="float">
            <text:p>2.22238</text:p>
          </table:table-cell>
          <table:table-cell office:value-type="float" office:value="2.25383478638021" calcext:value-type="float">
            <text:p>2.25383</text:p>
          </table:table-cell>
          <table:table-cell office:value-type="float" office:value="3.00928181197842" calcext:value-type="float">
            <text:p>3.0092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08903604345" calcext:value-type="float">
            <text:p>2.21909</text:p>
          </table:table-cell>
          <table:table-cell office:value-type="float" office:value="2.29617642154411" calcext:value-type="float">
            <text:p>2.29618</text:p>
          </table:table-cell>
          <table:table-cell office:value-type="float" office:value="3.16804707438465" calcext:value-type="float">
            <text:p>3.1680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96172634977" calcext:value-type="float">
            <text:p>2.21896</text:p>
          </table:table-cell>
          <table:table-cell office:value-type="float" office:value="2.22390277954774" calcext:value-type="float">
            <text:p>2.2239</text:p>
          </table:table-cell>
          <table:table-cell office:value-type="float" office:value="2.97728150885689" calcext:value-type="float">
            <text:p>2.9772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94541855803" calcext:value-type="float">
            <text:p>2.21795</text:p>
          </table:table-cell>
          <table:table-cell office:value-type="float" office:value="2.26266642931919" calcext:value-type="float">
            <text:p>2.26267</text:p>
          </table:table-cell>
          <table:table-cell office:value-type="float" office:value="3.03297722735769" calcext:value-type="float">
            <text:p>3.032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70895972581" calcext:value-type="float">
            <text:p>2.21471</text:p>
          </table:table-cell>
          <table:table-cell office:value-type="float" office:value="2.32411311867515" calcext:value-type="float">
            <text:p>2.32411</text:p>
          </table:table-cell>
          <table:table-cell office:value-type="float" office:value="3.04988111434638" calcext:value-type="float">
            <text:p>3.0498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10655307865" calcext:value-type="float">
            <text:p>2.21311</text:p>
          </table:table-cell>
          <table:table-cell office:value-type="float" office:value="2.24421827670188" calcext:value-type="float">
            <text:p>2.24422</text:p>
          </table:table-cell>
          <table:table-cell office:value-type="float" office:value="2.98913541088019" calcext:value-type="float">
            <text:p>2.9891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50418994808" calcext:value-type="float">
            <text:p>2.2125</text:p>
          </table:table-cell>
          <table:table-cell office:value-type="float" office:value="2.29147279854617" calcext:value-type="float">
            <text:p>2.29147</text:p>
          </table:table-cell>
          <table:table-cell office:value-type="float" office:value="3.17794286973995" calcext:value-type="float">
            <text:p>3.1779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314745353" calcext:value-type="float">
            <text:p>2.21231</text:p>
          </table:table-cell>
          <table:table-cell office:value-type="float" office:value="2.29802956388815" calcext:value-type="float">
            <text:p>2.29803</text:p>
          </table:table-cell>
          <table:table-cell office:value-type="float" office:value="3.05572528725402" calcext:value-type="float">
            <text:p>3.055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29653878827" calcext:value-type="float">
            <text:p>2.2123</text:p>
          </table:table-cell>
          <table:table-cell office:value-type="float" office:value="2.23981466325733" calcext:value-type="float">
            <text:p>2.23981</text:p>
          </table:table-cell>
          <table:table-cell office:value-type="float" office:value="2.96847143832451" calcext:value-type="float">
            <text:p>2.9684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24862430297" calcext:value-type="float">
            <text:p>2.20625</text:p>
          </table:table-cell>
          <table:table-cell office:value-type="float" office:value="2.20906661693672" calcext:value-type="float">
            <text:p>2.20907</text:p>
          </table:table-cell>
          <table:table-cell office:value-type="float" office:value="2.66768285291662" calcext:value-type="float">
            <text:p>2.667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44212008619" calcext:value-type="float">
            <text:p>2.19644</text:p>
          </table:table-cell>
          <table:table-cell office:value-type="float" office:value="2.3953847350175" calcext:value-type="float">
            <text:p>2.39538</text:p>
          </table:table-cell>
          <table:table-cell office:value-type="float" office:value="3.23670585840077" calcext:value-type="float">
            <text:p>3.2367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35168039793" calcext:value-type="float">
            <text:p>2.19535</text:p>
          </table:table-cell>
          <table:table-cell office:value-type="float" office:value="2.3152455693836" calcext:value-type="float">
            <text:p>2.31525</text:p>
          </table:table-cell>
          <table:table-cell office:value-type="float" office:value="3.04839970937026" calcext:value-type="float">
            <text:p>3.0484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9314817404916" calcext:value-type="float">
            <text:p>2.19315</text:p>
          </table:table-cell>
          <table:table-cell office:value-type="float" office:value="2.20090344620053" calcext:value-type="float">
            <text:p>2.2009</text:p>
          </table:table-cell>
          <table:table-cell office:value-type="float" office:value="2.67814173882454" calcext:value-type="float">
            <text:p>2.678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02630879467" calcext:value-type="float">
            <text:p>2.19103</text:p>
          </table:table-cell>
          <table:table-cell office:value-type="float" office:value="2.39974290674856" calcext:value-type="float">
            <text:p>2.39974</text:p>
          </table:table-cell>
          <table:table-cell office:value-type="float" office:value="3.21665292411055" calcext:value-type="float">
            <text:p>3.216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868762949628" calcext:value-type="float">
            <text:p>2.28869</text:p>
          </table:table-cell>
          <table:table-cell office:value-type="float" office:value="2.18688798500957" calcext:value-type="float">
            <text:p>2.18689</text:p>
          </table:table-cell>
          <table:table-cell office:value-type="float" office:value="2.86287795930845" calcext:value-type="float">
            <text:p>2.8628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70812960733" calcext:value-type="float">
            <text:p>2.18571</text:p>
          </table:table-cell>
          <table:table-cell office:value-type="float" office:value="2.43979196897549" calcext:value-type="float">
            <text:p>2.43979</text:p>
          </table:table-cell>
          <table:table-cell office:value-type="float" office:value="3.20315442324796" calcext:value-type="float">
            <text:p>3.20315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15949979054" calcext:value-type="float">
            <text:p>2.29516</text:p>
          </table:table-cell>
          <table:table-cell office:value-type="float" office:value="2.18290547196087" calcext:value-type="float">
            <text:p>2.18291</text:p>
          </table:table-cell>
          <table:table-cell office:value-type="float" office:value="2.858510580483" calcext:value-type="float">
            <text:p>2.8585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43358501416" calcext:value-type="float">
            <text:p>2.18243</text:p>
          </table:table-cell>
          <table:table-cell office:value-type="float" office:value="2.29736512698055" calcext:value-type="float">
            <text:p>2.29737</text:p>
          </table:table-cell>
          <table:table-cell office:value-type="float" office:value="3.04783340627403" calcext:value-type="float">
            <text:p>3.04783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44114038335" calcext:value-type="float">
            <text:p>2.18044</text:p>
          </table:table-cell>
          <table:table-cell office:value-type="float" office:value="2.45289905828585" calcext:value-type="float">
            <text:p>2.4529</text:p>
          </table:table-cell>
          <table:table-cell office:value-type="float" office:value="3.21409311608233" calcext:value-type="float">
            <text:p>3.21409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607849122301" calcext:value-type="float">
            <text:p>2.32608</text:p>
          </table:table-cell>
          <table:table-cell office:value-type="float" office:value="2.17732012899105" calcext:value-type="float">
            <text:p>2.17732</text:p>
          </table:table-cell>
          <table:table-cell office:value-type="float" office:value="3.06715595085678" calcext:value-type="float">
            <text:p>3.067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96173452415" calcext:value-type="float">
            <text:p>2.17296</text:p>
          </table:table-cell>
          <table:table-cell office:value-type="float" office:value="2.4174002805748" calcext:value-type="float">
            <text:p>2.4174</text:p>
          </table:table-cell>
          <table:table-cell office:value-type="float" office:value="3.17700079415974" calcext:value-type="float">
            <text:p>3.17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54087740947" calcext:value-type="float">
            <text:p>2.32541</text:p>
          </table:table-cell>
          <table:table-cell office:value-type="float" office:value="2.17011747511198" calcext:value-type="float">
            <text:p>2.17012</text:p>
          </table:table-cell>
          <table:table-cell office:value-type="float" office:value="2.87009460485194" calcext:value-type="float">
            <text:p>2.8700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977774197833" calcext:value-type="float">
            <text:p>2.32978</text:p>
          </table:table-cell>
          <table:table-cell office:value-type="float" office:value="2.16876243206349" calcext:value-type="float">
            <text:p>2.16876</text:p>
          </table:table-cell>
          <table:table-cell office:value-type="float" office:value="3.0683748653988" calcext:value-type="float">
            <text:p>3.0683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82126849374" calcext:value-type="float">
            <text:p>2.32282</text:p>
          </table:table-cell>
          <table:table-cell office:value-type="float" office:value="2.16866395559381" calcext:value-type="float">
            <text:p>2.16866</text:p>
          </table:table-cell>
          <table:table-cell office:value-type="float" office:value="2.87267891596664" calcext:value-type="float">
            <text:p>2.8726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808838247639" calcext:value-type="float">
            <text:p>2.15809</text:p>
          </table:table-cell>
          <table:table-cell office:value-type="float" office:value="2.40134347479569" calcext:value-type="float">
            <text:p>2.40134</text:p>
          </table:table-cell>
          <table:table-cell office:value-type="float" office:value="3.15855386483996" calcext:value-type="float">
            <text:p>3.1585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167879744151" calcext:value-type="float">
            <text:p>2.14168</text:p>
          </table:table-cell>
          <table:table-cell office:value-type="float" office:value="2.40556675319387" calcext:value-type="float">
            <text:p>2.40557</text:p>
          </table:table-cell>
          <table:table-cell office:value-type="float" office:value="3.11539641336251" calcext:value-type="float">
            <text:p>3.115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08298128637" calcext:value-type="float">
            <text:p>2.13408</text:p>
          </table:table-cell>
          <table:table-cell office:value-type="float" office:value="2.42674931994141" calcext:value-type="float">
            <text:p>2.42675</text:p>
          </table:table-cell>
          <table:table-cell office:value-type="float" office:value="3.09593288203458" calcext:value-type="float">
            <text:p>3.0959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09391984128" calcext:value-type="float">
            <text:p>2.13309</text:p>
          </table:table-cell>
          <table:table-cell office:value-type="float" office:value="2.44422482427654" calcext:value-type="float">
            <text:p>2.44422</text:p>
          </table:table-cell>
          <table:table-cell office:value-type="float" office:value="3.09363563137501" calcext:value-type="float">
            <text:p>3.0936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17860776132" calcext:value-type="float">
            <text:p>2.26718</text:p>
          </table:table-cell>
          <table:table-cell office:value-type="float" office:value="2.13028407056982" calcext:value-type="float">
            <text:p>2.13028</text:p>
          </table:table-cell>
          <table:table-cell office:value-type="float" office:value="2.82232313327985" calcext:value-type="float">
            <text:p>2.8223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44812519254" calcext:value-type="float">
            <text:p>2.11448</text:p>
          </table:table-cell>
          <table:table-cell office:value-type="float" office:value="2.43863790652388" calcext:value-type="float">
            <text:p>2.43864</text:p>
          </table:table-cell>
          <table:table-cell office:value-type="float" office:value="3.07985586013346" calcext:value-type="float">
            <text:p>3.079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55860892154" calcext:value-type="float">
            <text:p>2.29756</text:p>
          </table:table-cell>
          <table:table-cell office:value-type="float" office:value="2.11435130121781" calcext:value-type="float">
            <text:p>2.11435</text:p>
          </table:table-cell>
          <table:table-cell office:value-type="float" office:value="2.82096380530335" calcext:value-type="float">
            <text:p>2.8209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34445166046" calcext:value-type="float">
            <text:p>2.31534</text:p>
          </table:table-cell>
          <table:table-cell office:value-type="float" office:value="2.07735446636133" calcext:value-type="float">
            <text:p>2.07735</text:p>
          </table:table-cell>
          <table:table-cell office:value-type="float" office:value="2.70765772304923" calcext:value-type="float">
            <text:p>2.7076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683259263032" calcext:value-type="float">
            <text:p>2.31683</text:p>
          </table:table-cell>
          <table:table-cell office:value-type="float" office:value="2.07630805887705" calcext:value-type="float">
            <text:p>2.07631</text:p>
          </table:table-cell>
          <table:table-cell office:value-type="float" office:value="2.70770254725431" calcext:value-type="float">
            <text:p>2.707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1" calcext:value-type="float">
            <text:p>1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0" calcext:value-type="float">
            <text:p>0</text:p>
          </table:table-cell>
          <table:table-cell table:formula="of:=SUM([.H1:.H5])" office:value-type="float" office:value="0" calcext:value-type="float">
            <text:p>0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4" calcext:value-type="float">
            <text:p>4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4" calcext:value-type="float">
            <text:p>4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1" calcext:value-type="float">
            <text:p>1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4" calcext:value-type="float">
            <text:p>4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1" calcext:value-type="float">
            <text:p>1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2" table:style-name="ta1">
        <table:table-column table:style-name="co5" table:number-columns-repeated="7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94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9280368998058" calcext:value-type="float">
            <text:p>2.3928</text:p>
          </table:table-cell>
          <table:table-cell office:value-type="float" office:value="2.03352673511897" calcext:value-type="float">
            <text:p>2.03353</text:p>
          </table:table-cell>
          <table:table-cell office:value-type="float" office:value="2.68684376086348" calcext:value-type="float">
            <text:p>2.6868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S1:.BS20])" office:value-type="float" office:value="2.26944491934678" calcext:value-type="float">
            <text:p>2.26944</text:p>
          </table:table-cell>
          <table:table-cell table:formula="of:=AVERAGE([.BT1:.BT20])" office:value-type="float" office:value="2.23718296359454" calcext:value-type="float">
            <text:p>2.23718</text:p>
          </table:table-cell>
          <table:table-cell table:formula="of:=AVERAGE([.BU1:.BU20])" office:value-type="float" office:value="2.98153189584764" calcext:value-type="float">
            <text:p>2.98153</text:p>
          </table:table-cell>
          <table:table-cell table:number-columns-repeated="94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8005466009841" calcext:value-type="float">
            <text:p>2.38005</text:p>
          </table:table-cell>
          <table:table-cell office:value-type="float" office:value="2.05010536341617" calcext:value-type="float">
            <text:p>2.05011</text:p>
          </table:table-cell>
          <table:table-cell office:value-type="float" office:value="2.71671021951654" calcext:value-type="float">
            <text:p>2.7167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6119361784354" calcext:value-type="float">
            <text:p>2.36119</text:p>
          </table:table-cell>
          <table:table-cell office:value-type="float" office:value="2.20907414564125" calcext:value-type="float">
            <text:p>2.20907</text:p>
          </table:table-cell>
          <table:table-cell office:value-type="float" office:value="3.01608687343132" calcext:value-type="float">
            <text:p>3.0160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455744351344" calcext:value-type="float">
            <text:p>2.35456</text:p>
          </table:table-cell>
          <table:table-cell office:value-type="float" office:value="2.20964475153842" calcext:value-type="float">
            <text:p>2.20964</text:p>
          </table:table-cell>
          <table:table-cell office:value-type="float" office:value="3.04829187706237" calcext:value-type="float">
            <text:p>3.0482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2423489814245" calcext:value-type="float">
            <text:p>2.32423</text:p>
          </table:table-cell>
          <table:table-cell office:value-type="float" office:value="2.1416922282797" calcext:value-type="float">
            <text:p>2.14169</text:p>
          </table:table-cell>
          <table:table-cell office:value-type="float" office:value="2.9204061008464" calcext:value-type="float">
            <text:p>2.9204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847092307039" calcext:value-type="float">
            <text:p>2.31847</text:p>
          </table:table-cell>
          <table:table-cell office:value-type="float" office:value="2.24605947071068" calcext:value-type="float">
            <text:p>2.24606</text:p>
          </table:table-cell>
          <table:table-cell office:value-type="float" office:value="3.10948319952423" calcext:value-type="float">
            <text:p>3.1094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737363181966" calcext:value-type="float">
            <text:p>2.31737</text:p>
          </table:table-cell>
          <table:table-cell office:value-type="float" office:value="2.24718649731674" calcext:value-type="float">
            <text:p>2.24719</text:p>
          </table:table-cell>
          <table:table-cell office:value-type="float" office:value="3.09401877575294" calcext:value-type="float">
            <text:p>3.09402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0842592789009" calcext:value-type="float">
            <text:p>2.30843</text:p>
          </table:table-cell>
          <table:table-cell office:value-type="float" office:value="2.1560109176018" calcext:value-type="float">
            <text:p>2.15601</text:p>
          </table:table-cell>
          <table:table-cell office:value-type="float" office:value="2.92218086167031" calcext:value-type="float">
            <text:p>2.9221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103945477895" calcext:value-type="float">
            <text:p>2.27104</text:p>
          </table:table-cell>
          <table:table-cell office:value-type="float" office:value="2.23489869642552" calcext:value-type="float">
            <text:p>2.2349</text:p>
          </table:table-cell>
          <table:table-cell office:value-type="float" office:value="3.04249825168156" calcext:value-type="float">
            <text:p>3.042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2786190898" calcext:value-type="float">
            <text:p>2.26928</text:p>
          </table:table-cell>
          <table:table-cell office:value-type="float" office:value="2.23831714990895" calcext:value-type="float">
            <text:p>2.23832</text:p>
          </table:table-cell>
          <table:table-cell office:value-type="float" office:value="3.03172437177091" calcext:value-type="float">
            <text:p>3.031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55434796436" calcext:value-type="float">
            <text:p>2.26455</text:p>
          </table:table-cell>
          <table:table-cell office:value-type="float" office:value="2.20756558944632" calcext:value-type="float">
            <text:p>2.20757</text:p>
          </table:table-cell>
          <table:table-cell office:value-type="float" office:value="2.92116443264652" calcext:value-type="float">
            <text:p>2.9211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295542278178" calcext:value-type="float">
            <text:p>2.25296</text:p>
          </table:table-cell>
          <table:table-cell office:value-type="float" office:value="2.20957172681771" calcext:value-type="float">
            <text:p>2.20957</text:p>
          </table:table-cell>
          <table:table-cell office:value-type="float" office:value="2.89441386124339" calcext:value-type="float">
            <text:p>2.894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184163272457" calcext:value-type="float">
            <text:p>2.23184</text:p>
          </table:table-cell>
          <table:table-cell office:value-type="float" office:value="2.26940489359628" calcext:value-type="float">
            <text:p>2.2694</text:p>
          </table:table-cell>
          <table:table-cell office:value-type="float" office:value="2.95264968784569" calcext:value-type="float">
            <text:p>2.9526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18603379658" calcext:value-type="float">
            <text:p>2.22719</text:p>
          </table:table-cell>
          <table:table-cell office:value-type="float" office:value="2.26909447700908" calcext:value-type="float">
            <text:p>2.26909</text:p>
          </table:table-cell>
          <table:table-cell office:value-type="float" office:value="2.95280871065224" calcext:value-type="float">
            <text:p>2.9528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23837880374" calcext:value-type="float">
            <text:p>2.22238</text:p>
          </table:table-cell>
          <table:table-cell office:value-type="float" office:value="2.25383478638021" calcext:value-type="float">
            <text:p>2.25383</text:p>
          </table:table-cell>
          <table:table-cell office:value-type="float" office:value="3.00928181197842" calcext:value-type="float">
            <text:p>3.0092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94541855803" calcext:value-type="float">
            <text:p>2.21795</text:p>
          </table:table-cell>
          <table:table-cell office:value-type="float" office:value="2.26266642931919" calcext:value-type="float">
            <text:p>2.26267</text:p>
          </table:table-cell>
          <table:table-cell office:value-type="float" office:value="3.03297722735769" calcext:value-type="float">
            <text:p>3.0329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470895972581" calcext:value-type="float">
            <text:p>2.21471</text:p>
          </table:table-cell>
          <table:table-cell office:value-type="float" office:value="2.32411311867515" calcext:value-type="float">
            <text:p>2.32411</text:p>
          </table:table-cell>
          <table:table-cell office:value-type="float" office:value="3.04988111434638" calcext:value-type="float">
            <text:p>3.0498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314745353" calcext:value-type="float">
            <text:p>2.21231</text:p>
          </table:table-cell>
          <table:table-cell office:value-type="float" office:value="2.29802956388815" calcext:value-type="float">
            <text:p>2.29803</text:p>
          </table:table-cell>
          <table:table-cell office:value-type="float" office:value="3.05572528725402" calcext:value-type="float">
            <text:p>3.055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309391984128" calcext:value-type="float">
            <text:p>2.13309</text:p>
          </table:table-cell>
          <table:table-cell office:value-type="float" office:value="2.44422482427654" calcext:value-type="float">
            <text:p>2.44422</text:p>
          </table:table-cell>
          <table:table-cell office:value-type="float" office:value="3.09363563137501" calcext:value-type="float">
            <text:p>3.0936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144812519254" calcext:value-type="float">
            <text:p>2.11448</text:p>
          </table:table-cell>
          <table:table-cell office:value-type="float" office:value="2.43863790652388" calcext:value-type="float">
            <text:p>2.43864</text:p>
          </table:table-cell>
          <table:table-cell office:value-type="float" office:value="3.07985586013346" calcext:value-type="float">
            <text:p>3.0798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0088558932935" calcext:value-type="float">
            <text:p>2.30089</text:p>
          </table:table-cell>
          <table:table-cell office:value-type="float" office:value="2.2579538486136" calcext:value-type="float">
            <text:p>2.25795</text:p>
          </table:table-cell>
          <table:table-cell office:value-type="float" office:value="3.29007865459469" calcext:value-type="float">
            <text:p>3.29008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AVERAGE([.BS21:.BS40])" office:value-type="float" office:value="2.21992012891093" calcext:value-type="float">
            <text:p>2.21992</text:p>
          </table:table-cell>
          <table:table-cell table:formula="of:=AVERAGE([.BT22:.BT40])" office:value-type="float" office:value="2.29778890492876" calcext:value-type="float">
            <text:p>2.29779</text:p>
          </table:table-cell>
          <table:table-cell table:formula="of:=AVERAGE([.BU21:.BU40])" office:value-type="float" office:value="3.06816254172355" calcext:value-type="float">
            <text:p>3.06816</text:p>
          </table:table-cell>
          <table:table-cell table:number-columns-repeated="94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76154731053" calcext:value-type="float">
            <text:p>2.29676</text:p>
          </table:table-cell>
          <table:table-cell office:value-type="float" office:value="2.11114042590615" calcext:value-type="float">
            <text:p>2.11114</text:p>
          </table:table-cell>
          <table:table-cell office:value-type="float" office:value="2.86580849968297" calcext:value-type="float">
            <text:p>2.86581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326675092306" calcext:value-type="float">
            <text:p>2.29327</text:p>
          </table:table-cell>
          <table:table-cell office:value-type="float" office:value="2.12598691330811" calcext:value-type="float">
            <text:p>2.12599</text:p>
          </table:table-cell>
          <table:table-cell office:value-type="float" office:value="2.85445073766899" calcext:value-type="float">
            <text:p>2.85445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930028680134" calcext:value-type="float">
            <text:p>2.2893</text:p>
          </table:table-cell>
          <table:table-cell office:value-type="float" office:value="2.2538449914469" calcext:value-type="float">
            <text:p>2.25384</text:p>
          </table:table-cell>
          <table:table-cell office:value-type="float" office:value="3.29302992100583" calcext:value-type="float">
            <text:p>3.29303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896681797568" calcext:value-type="float">
            <text:p>2.28897</text:p>
          </table:table-cell>
          <table:table-cell office:value-type="float" office:value="2.15553046453704" calcext:value-type="float">
            <text:p>2.15553</text:p>
          </table:table-cell>
          <table:table-cell office:value-type="float" office:value="2.70375865152729" calcext:value-type="float">
            <text:p>2.703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97875457565" calcext:value-type="float">
            <text:p>2.25979</text:p>
          </table:table-cell>
          <table:table-cell office:value-type="float" office:value="2.15312870590529" calcext:value-type="float">
            <text:p>2.15313</text:p>
          </table:table-cell>
          <table:table-cell office:value-type="float" office:value="2.7052902208603" calcext:value-type="float">
            <text:p>2.705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04640131402" calcext:value-type="float">
            <text:p>2.23305</text:p>
          </table:table-cell>
          <table:table-cell office:value-type="float" office:value="2.22389425541254" calcext:value-type="float">
            <text:p>2.22389</text:p>
          </table:table-cell>
          <table:table-cell office:value-type="float" office:value="2.95246557070643" calcext:value-type="float">
            <text:p>2.95247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908903604345" calcext:value-type="float">
            <text:p>2.21909</text:p>
          </table:table-cell>
          <table:table-cell office:value-type="float" office:value="2.29617642154411" calcext:value-type="float">
            <text:p>2.29618</text:p>
          </table:table-cell>
          <table:table-cell office:value-type="float" office:value="3.16804707438465" calcext:value-type="float">
            <text:p>3.1680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96172634977" calcext:value-type="float">
            <text:p>2.21896</text:p>
          </table:table-cell>
          <table:table-cell office:value-type="float" office:value="2.22390277954774" calcext:value-type="float">
            <text:p>2.2239</text:p>
          </table:table-cell>
          <table:table-cell office:value-type="float" office:value="2.97728150885689" calcext:value-type="float">
            <text:p>2.97728</text:p>
          </table:table-cell>
          <table:table-cell office:value-type="float" office:value="35311500" calcext:value-type="float">
            <text:p>353115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10655307865" calcext:value-type="float">
            <text:p>2.21311</text:p>
          </table:table-cell>
          <table:table-cell office:value-type="float" office:value="2.24421827670188" calcext:value-type="float">
            <text:p>2.24422</text:p>
          </table:table-cell>
          <table:table-cell office:value-type="float" office:value="2.98913541088019" calcext:value-type="float">
            <text:p>2.9891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250418994808" calcext:value-type="float">
            <text:p>2.2125</text:p>
          </table:table-cell>
          <table:table-cell office:value-type="float" office:value="2.29147279854617" calcext:value-type="float">
            <text:p>2.29147</text:p>
          </table:table-cell>
          <table:table-cell office:value-type="float" office:value="3.17794286973995" calcext:value-type="float">
            <text:p>3.1779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1229653878827" calcext:value-type="float">
            <text:p>2.2123</text:p>
          </table:table-cell>
          <table:table-cell office:value-type="float" office:value="2.23981466325733" calcext:value-type="float">
            <text:p>2.23981</text:p>
          </table:table-cell>
          <table:table-cell office:value-type="float" office:value="2.96847143832451" calcext:value-type="float">
            <text:p>2.9684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44212008619" calcext:value-type="float">
            <text:p>2.19644</text:p>
          </table:table-cell>
          <table:table-cell office:value-type="float" office:value="2.3953847350175" calcext:value-type="float">
            <text:p>2.39538</text:p>
          </table:table-cell>
          <table:table-cell office:value-type="float" office:value="3.23670585840077" calcext:value-type="float">
            <text:p>3.2367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02630879467" calcext:value-type="float">
            <text:p>2.19103</text:p>
          </table:table-cell>
          <table:table-cell office:value-type="float" office:value="2.39974290674856" calcext:value-type="float">
            <text:p>2.39974</text:p>
          </table:table-cell>
          <table:table-cell office:value-type="float" office:value="3.21665292411055" calcext:value-type="float">
            <text:p>3.216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570812960733" calcext:value-type="float">
            <text:p>2.18571</text:p>
          </table:table-cell>
          <table:table-cell office:value-type="float" office:value="2.43979196897549" calcext:value-type="float">
            <text:p>2.43979</text:p>
          </table:table-cell>
          <table:table-cell office:value-type="float" office:value="3.20315442324796" calcext:value-type="float">
            <text:p>3.20315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44114038335" calcext:value-type="float">
            <text:p>2.18044</text:p>
          </table:table-cell>
          <table:table-cell office:value-type="float" office:value="2.45289905828585" calcext:value-type="float">
            <text:p>2.4529</text:p>
          </table:table-cell>
          <table:table-cell office:value-type="float" office:value="3.21409311608233" calcext:value-type="float">
            <text:p>3.21409</text:p>
          </table:table-cell>
          <table:table-cell office:value-type="float" office:value="35249550" calcext:value-type="float">
            <text:p>352495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296173452415" calcext:value-type="float">
            <text:p>2.17296</text:p>
          </table:table-cell>
          <table:table-cell office:value-type="float" office:value="2.4174002805748" calcext:value-type="float">
            <text:p>2.4174</text:p>
          </table:table-cell>
          <table:table-cell office:value-type="float" office:value="3.17700079415974" calcext:value-type="float">
            <text:p>3.177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5808838247639" calcext:value-type="float">
            <text:p>2.15809</text:p>
          </table:table-cell>
          <table:table-cell office:value-type="float" office:value="2.40134347479569" calcext:value-type="float">
            <text:p>2.40134</text:p>
          </table:table-cell>
          <table:table-cell office:value-type="float" office:value="3.15855386483996" calcext:value-type="float">
            <text:p>3.1585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167879744151" calcext:value-type="float">
            <text:p>2.14168</text:p>
          </table:table-cell>
          <table:table-cell office:value-type="float" office:value="2.40556675319387" calcext:value-type="float">
            <text:p>2.40557</text:p>
          </table:table-cell>
          <table:table-cell office:value-type="float" office:value="3.11539641336251" calcext:value-type="float">
            <text:p>3.115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408298128637" calcext:value-type="float">
            <text:p>2.13408</text:p>
          </table:table-cell>
          <table:table-cell office:value-type="float" office:value="2.42674931994141" calcext:value-type="float">
            <text:p>2.42675</text:p>
          </table:table-cell>
          <table:table-cell office:value-type="float" office:value="3.09593288203458" calcext:value-type="float">
            <text:p>3.0959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2647001467" calcext:value-type="float">
            <text:p>2.22413</text:p>
          </table:table-cell>
          <table:table-cell office:value-type="float" office:value="2.22683680823463" calcext:value-type="float">
            <text:p>2.22684</text:p>
          </table:table-cell>
          <table:table-cell office:value-type="float" office:value="2.96295673260359" calcext:value-type="float">
            <text:p>2.9629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AVERAGE([.BS41:.BS46])" office:value-type="float" office:value="2.20401537366953" calcext:value-type="float">
            <text:p>2.20402</text:p>
          </table:table-cell>
          <table:table-cell table:formula="of:=AVERAGE([.BT41:.BT46])" office:value-type="float" office:value="2.24517602118812" calcext:value-type="float">
            <text:p>2.24518</text:p>
          </table:table-cell>
          <table:table-cell table:formula="of:=AVERAGE([.BU41:.BU46])" office:value-type="float" office:value="2.89827892486744" calcext:value-type="float">
            <text:p>2.89828</text:p>
          </table:table-cell>
          <table:table-cell table:number-columns-repeated="94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7837082383" calcext:value-type="float">
            <text:p>2.22278</text:p>
          </table:table-cell>
          <table:table-cell office:value-type="float" office:value="2.22163855939269" calcext:value-type="float">
            <text:p>2.22164</text:p>
          </table:table-cell>
          <table:table-cell office:value-type="float" office:value="2.98465910921562" calcext:value-type="float">
            <text:p>2.9846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624862430297" calcext:value-type="float">
            <text:p>2.20625</text:p>
          </table:table-cell>
          <table:table-cell office:value-type="float" office:value="2.20906661693672" calcext:value-type="float">
            <text:p>2.20907</text:p>
          </table:table-cell>
          <table:table-cell office:value-type="float" office:value="2.66768285291662" calcext:value-type="float">
            <text:p>2.667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35168039793" calcext:value-type="float">
            <text:p>2.19535</text:p>
          </table:table-cell>
          <table:table-cell office:value-type="float" office:value="2.3152455693836" calcext:value-type="float">
            <text:p>2.31525</text:p>
          </table:table-cell>
          <table:table-cell office:value-type="float" office:value="3.04839970937026" calcext:value-type="float">
            <text:p>3.0484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9314817404916" calcext:value-type="float">
            <text:p>2.19315</text:p>
          </table:table-cell>
          <table:table-cell office:value-type="float" office:value="2.20090344620053" calcext:value-type="float">
            <text:p>2.2009</text:p>
          </table:table-cell>
          <table:table-cell office:value-type="float" office:value="2.67814173882454" calcext:value-type="float">
            <text:p>2.678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243358501416" calcext:value-type="float">
            <text:p>2.18243</text:p>
          </table:table-cell>
          <table:table-cell office:value-type="float" office:value="2.29736512698055" calcext:value-type="float">
            <text:p>2.29737</text:p>
          </table:table-cell>
          <table:table-cell office:value-type="float" office:value="3.04783340627403" calcext:value-type="float">
            <text:p>3.04783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48138758645" calcext:value-type="float">
            <text:p>2.20848</text:p>
          </table:table-cell>
          <table:table-cell office:value-type="float" office:value="2.3676025300786" calcext:value-type="float">
            <text:p>2.3676</text:p>
          </table:table-cell>
          <table:table-cell office:value-type="float" office:value="3.216440084449" calcext:value-type="float">
            <text:p>3.2164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S47:.BS60])" office:value-type="float" office:value="2.28054179980901" calcext:value-type="float">
            <text:p>2.28054</text:p>
          </table:table-cell>
          <table:table-cell table:formula="of:=AVERAGE([.BT47:.BT60])" office:value-type="float" office:value="2.20013648599966" calcext:value-type="float">
            <text:p>2.20014</text:p>
          </table:table-cell>
          <table:table-cell table:formula="of:=AVERAGE([.BU47:.BU60])" office:value-type="float" office:value="2.93718795779818" calcext:value-type="float">
            <text:p>2.93719</text:p>
          </table:table-cell>
          <table:table-cell table:number-columns-repeated="94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81514203429" calcext:value-type="float">
            <text:p>2.20882</text:p>
          </table:table-cell>
          <table:table-cell office:value-type="float" office:value="2.36443654030405" calcext:value-type="float">
            <text:p>2.36444</text:p>
          </table:table-cell>
          <table:table-cell office:value-type="float" office:value="3.20581816331895" calcext:value-type="float">
            <text:p>3.2058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93120829323" calcext:value-type="float">
            <text:p>2.21193</text:p>
          </table:table-cell>
          <table:table-cell office:value-type="float" office:value="2.30882565879212" calcext:value-type="float">
            <text:p>2.30883</text:p>
          </table:table-cell>
          <table:table-cell office:value-type="float" office:value="3.02377189671915" calcext:value-type="float">
            <text:p>3.0237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50979336197" calcext:value-type="float">
            <text:p>2.21351</text:p>
          </table:table-cell>
          <table:table-cell office:value-type="float" office:value="2.30809072906375" calcext:value-type="float">
            <text:p>2.30809</text:p>
          </table:table-cell>
          <table:table-cell office:value-type="float" office:value="3.01626117893505" calcext:value-type="float">
            <text:p>3.016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868762949628" calcext:value-type="float">
            <text:p>2.28869</text:p>
          </table:table-cell>
          <table:table-cell office:value-type="float" office:value="2.18688798500957" calcext:value-type="float">
            <text:p>2.18689</text:p>
          </table:table-cell>
          <table:table-cell office:value-type="float" office:value="2.86287795930845" calcext:value-type="float">
            <text:p>2.8628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15949979054" calcext:value-type="float">
            <text:p>2.29516</text:p>
          </table:table-cell>
          <table:table-cell office:value-type="float" office:value="2.18290547196087" calcext:value-type="float">
            <text:p>2.18291</text:p>
          </table:table-cell>
          <table:table-cell office:value-type="float" office:value="2.858510580483" calcext:value-type="float">
            <text:p>2.8585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2607849122301" calcext:value-type="float">
            <text:p>2.32608</text:p>
          </table:table-cell>
          <table:table-cell office:value-type="float" office:value="2.17732012899105" calcext:value-type="float">
            <text:p>2.17732</text:p>
          </table:table-cell>
          <table:table-cell office:value-type="float" office:value="3.06715595085678" calcext:value-type="float">
            <text:p>3.0671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54087740947" calcext:value-type="float">
            <text:p>2.32541</text:p>
          </table:table-cell>
          <table:table-cell office:value-type="float" office:value="2.17011747511198" calcext:value-type="float">
            <text:p>2.17012</text:p>
          </table:table-cell>
          <table:table-cell office:value-type="float" office:value="2.87009460485194" calcext:value-type="float">
            <text:p>2.8700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977774197833" calcext:value-type="float">
            <text:p>2.32978</text:p>
          </table:table-cell>
          <table:table-cell office:value-type="float" office:value="2.16876243206349" calcext:value-type="float">
            <text:p>2.16876</text:p>
          </table:table-cell>
          <table:table-cell office:value-type="float" office:value="3.0683748653988" calcext:value-type="float">
            <text:p>3.0683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2282126849374" calcext:value-type="float">
            <text:p>2.32282</text:p>
          </table:table-cell>
          <table:table-cell office:value-type="float" office:value="2.16866395559381" calcext:value-type="float">
            <text:p>2.16866</text:p>
          </table:table-cell>
          <table:table-cell office:value-type="float" office:value="2.87267891596664" calcext:value-type="float">
            <text:p>2.8726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717860776132" calcext:value-type="float">
            <text:p>2.26718</text:p>
          </table:table-cell>
          <table:table-cell office:value-type="float" office:value="2.13028407056982" calcext:value-type="float">
            <text:p>2.13028</text:p>
          </table:table-cell>
          <table:table-cell office:value-type="float" office:value="2.82232313327985" calcext:value-type="float">
            <text:p>2.82232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9755860892154" calcext:value-type="float">
            <text:p>2.29756</text:p>
          </table:table-cell>
          <table:table-cell office:value-type="float" office:value="2.11435130121781" calcext:value-type="float">
            <text:p>2.11435</text:p>
          </table:table-cell>
          <table:table-cell office:value-type="float" office:value="2.82096380530335" calcext:value-type="float">
            <text:p>2.8209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534445166046" calcext:value-type="float">
            <text:p>2.31534</text:p>
          </table:table-cell>
          <table:table-cell office:value-type="float" office:value="2.07735446636133" calcext:value-type="float">
            <text:p>2.07735</text:p>
          </table:table-cell>
          <table:table-cell office:value-type="float" office:value="2.70765772304923" calcext:value-type="float">
            <text:p>2.70766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683259263032" calcext:value-type="float">
            <text:p>2.31683</text:p>
          </table:table-cell>
          <table:table-cell office:value-type="float" office:value="2.07630805887705" calcext:value-type="float">
            <text:p>2.07631</text:p>
          </table:table-cell>
          <table:table-cell office:value-type="float" office:value="2.70770254725431" calcext:value-type="float">
            <text:p>2.7077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1">
          <table:table-cell table:formula="of:=SUM([.A1:.A5])" office:value-type="float" office:value="4" calcext:value-type="float">
            <text:p>4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1" calcext:value-type="float">
            <text:p>1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5" calcext:value-type="float">
            <text:p>5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4" calcext:value-type="float">
            <text:p>4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5" calcext:value-type="float">
            <text:p>5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4" calcext:value-type="float">
            <text:p>4</text:p>
          </table:table-cell>
          <table:table-cell table:formula="of:=SUM([.AB1:.AB5])" office:value-type="float" office:value="1" calcext:value-type="float">
            <text:p>1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5" calcext:value-type="float">
            <text:p>5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4" calcext:value-type="float">
            <text:p>4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3" calcext:value-type="float">
            <text:p>3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5" calcext:value-type="float">
            <text:p>5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0" calcext:value-type="float">
            <text:p>0</text:p>
          </table:table-cell>
          <table:table-cell table:formula="of:=SUM([.AV1:.AV5])" office:value-type="float" office:value="5" calcext:value-type="float">
            <text:p>5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1" calcext:value-type="float">
            <text:p>1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0" calcext:value-type="float">
            <text:p>0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4" calcext:value-type="float">
            <text:p>4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0" calcext:value-type="float">
            <text:p>0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3" calcext:value-type="float">
            <text:p>3</text:p>
          </table:table-cell>
          <table:table-cell table:formula="of:=SUM([.BL1:.BL5])" office:value-type="float" office:value="4" calcext:value-type="float">
            <text:p>4</text:p>
          </table:table-cell>
          <table:table-cell table:formula="of:=SUM([.BM1:.BM5])" office:value-type="float" office:value="4" calcext:value-type="float">
            <text:p>4</text:p>
          </table:table-cell>
          <table:table-cell table:formula="of:=SUM([.BN1:.BN5])" office:value-type="float" office:value="0" calcext:value-type="float">
            <text:p>0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4" calcext:value-type="float">
            <text:p>4</text:p>
          </table:table-cell>
          <table:table-cell table:formula="of:=SUM([.BR1:.BR5])" office:value-type="float" office:value="4" calcext:value-type="float">
            <text:p>4</text:p>
          </table:table-cell>
          <table:table-cell table:number-columns-repeated="954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60"/>
        </table:table-row>
      </table:table>
      <table:named-expressions/>
      <table:database-ranges>
        <table:database-range table:name="__Anonymous_Sheet_DB__1" table:target-range-address="Sheet2.A1:Sheet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08:37:10.8165536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08:40:45.041404625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290" meta:object-count="0"/>
  </office:meta>
</office:document-meta>
</file>